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2" svg:font-family="'Noto Sans'" style:font-adornments="Regular" style:font-family-generic="swiss"/>
    <style:font-face style:name="Noto Sans Black1" svg:font-family="'Noto Sans Black'" style:font-adornments="Regular" style:font-family-generic="swiss"/>
    <style:font-face style:name="Noto Sans black" svg:font-family="'Noto Sans black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standard">
      <style:graphic-properties draw:textarea-horizontal-align="justify" draw:textarea-vertical-align="middle" draw:auto-grow-height="false" fo:min-height="4.262cm" fo:min-width="4.012cm"/>
      <style:paragraph-properties style:writing-mode="lr-tb"/>
    </style:style>
    <style:style style:name="gr2" style:family="graphic" style:parent-style-name="standard">
      <style:graphic-properties draw:textarea-vertical-align="middle"/>
    </style:style>
    <style:style style:name="gr3" style:family="graphic">
      <style:graphic-properties style:protect="size"/>
    </style:style>
    <style:style style:name="pr1" style:family="presentation" style:parent-style-name="Midnightblue1-title">
      <style:graphic-properties draw:auto-grow-height="true" fo:min-height="2.663cm"/>
      <style:paragraph-properties style:writing-mode="lr-tb"/>
    </style:style>
    <style:style style:name="pr2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Midnightblue-title">
      <style:graphic-properties fo:min-height="2.413cm"/>
      <style:paragraph-properties style:writing-mode="lr-tb"/>
    </style:style>
    <style:style style:name="pr4" style:family="presentation" style:parent-style-name="Midnightblue-outline1">
      <style:graphic-properties fo:min-height="13.75cm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idnightblue2-title">
      <style:graphic-properties fo:min-height="5.75cm"/>
      <style:paragraph-properties style:writing-mode="lr-tb"/>
    </style:style>
    <style:style style:name="pr7" style:family="presentation" style:parent-style-name="Midnightblue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2.6cm" svg:y="10.5cm" presentation:class="title" presentation:user-transformed="true">
          <draw:text-box>
            <text:p><text:s/></text:p>
          </draw:text-box>
        </draw:frame>
        <draw:custom-shape draw:style-name="gr1" draw:text-style-name="P1" draw:layer="layout" svg:width="5cm" svg:height="5cm" svg:x="11.5cm" svg:y="1.4cm">
          <text:p text:style-name="P1">B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3" draw:id="id3" draw:layer="layout" svg:width="5cm" svg:height="5cm" svg:x="4cm" svg:y="8.3cm">
          <text:p text:style-name="P1">B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1" draw:id="id1" draw:layer="layout" svg:width="5cm" svg:height="5cm" svg:x="11.501cm" svg:y="1.401cm">
          <text:p text:style-name="P1">Blo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5cm" svg:height="5cm" svg:x="14cm" svg:y="8.3cm">
          <text:p text:style-name="P1">Todo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5cm" svg:height="5cm" svg:x="9cm" svg:y="8.3cm">
          <text:p text:style-name="P1">Django_projec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2" draw:id="id2" draw:layer="layout" svg:width="5cm" svg:height="5cm" svg:x="19cm" svg:y="8.3cm">
          <text:p text:style-name="P1">Us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svg:x1="14.001cm" svg:y1="6.401cm" svg:x2="21.5cm" svg:y2="8.3cm" draw:start-shape="id1" draw:start-glue-point="2" draw:end-shape="id2" draw:end-glue-point="0" svg:d="M14001 6401v950h7499v949" svg:viewBox="0 0 7500 1900">
          <text:p/>
        </draw:connector>
        <draw:connector draw:style-name="gr2" draw:text-style-name="P1" draw:layer="layout" svg:x1="14.001cm" svg:y1="6.401cm" svg:x2="6.5cm" svg:y2="8.3cm" draw:start-shape="id1" draw:start-glue-point="2" draw:end-shape="id3" draw:end-glue-point="0" svg:d="M14001 6401v950h-7501v949" svg:viewBox="0 0 7502 1900">
          <text:p/>
        </draw:connector>
        <draw:connector draw:style-name="gr2" draw:text-style-name="P1" draw:layer="layout" svg:x1="14.001cm" svg:y1="6.401cm" svg:x2="11.5cm" svg:y2="8.3cm" draw:start-shape="id1" draw:start-glue-point="2" draw:end-shape="id4" draw:end-glue-point="0" svg:d="M14001 6401v950h-2501v949" svg:viewBox="0 0 2502 1900">
          <text:p/>
        </draw:connector>
        <draw:connector draw:style-name="gr2" draw:text-style-name="P1" draw:layer="layout" svg:x1="14.001cm" svg:y1="6.401cm" svg:x2="16.5cm" svg:y2="8.3cm" draw:start-shape="id1" draw:start-glue-point="2" draw:end-shape="id5" draw:end-glue-point="0" svg:d="M14001 6401v950h2499v949" svg:viewBox="0 0 2500 1900">
          <text:p/>
        </draw:connector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3" draw:layer="layout" svg:width="26cm" svg:height="2.663cm" svg:x="1cm" svg:y="0.837cm" presentation:class="title" presentation:user-transformed="true">
          <draw:text-box>
            <text:p>Within Django_project: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header>
                <text:p>To navigate to the html templates that provide the pages for the apps, the urls.py file contains what method within Django should be called to present the right image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6" draw:layer="layout" svg:width="13cm" svg:height="6cm" svg:x="7.5cm" svg:y="7.5cm" presentation:class="title">
          <draw:text-box>
            <text:p><text:span text:style-name="T1">Within </text:span><text:span text:style-name="T1">the </text:span><text:span text:style-name="T1">parent </text:span><text:span text:style-name="T2">blog </text:span><text:span text:style-name="T2">folder, </text:span><text:span text:style-name="T2">is the </text:span><text:span text:style-name="T2">base </text:span><text:span text:style-name="T2">html </text:span><text:span text:style-name="T2">templat</text:span><text:span text:style-name="T2">e which </text:span><text:span text:style-name="T2">contain</text:span><text:span text:style-name="T2">s the </text:span><text:span text:style-name="T2">banner </text:span><text:span text:style-name="T2">and </text:span><text:span text:style-name="T2">navigati</text:span><text:span text:style-name="T2">onal </text:span><text:span text:style-name="T2">tool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2" svg:font-family="'Noto Sans'" style:font-adornments="Regular" style:font-family-generic="swiss"/>
    <style:font-face style:name="Noto Sans Black1" svg:font-family="'Noto Sans Black'" style:font-adornments="Regular" style:font-family-generic="swiss"/>
    <style:font-face style:name="Noto Sans black" svg:font-family="'Noto Sans black'" style:font-family-generic="swiss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Noto Sans Black" svg:font-family="'Noto Sans Black'" style:font-family-generic="swiss" style:font-pitch="variable"/>
    <style:font-face style:name="Noto Sans Regular" svg:font-family="'Noto Sans Regular'" style:font-family-generic="swiss" style:font-pitch="variable"/>
    <style:font-face style:name="Noto Sans SemiBold" svg:font-family="'Noto Sans SemiBold'" style:font-family-generic="swiss" style:font-pitch="variable"/>
    <style:font-face style:name="Noto Sans SemiBold1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ans1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Noto Sans Black" fo:font-family="'Noto Sans Black'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Noto Sans SemiBold1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2pt" style:font-size-complex="12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Noto Sans SemiBold1" fo:font-family="'Noto Sans SemiBold'" style:font-style-name="Semibold" style:font-family-generic="swiss" style:font-pitch="variable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Noto Sans Regular" fo:font-family="'Noto Sans Regular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Noto Sans Black" fo:font-family="'Noto Sans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Noto Sans Regular" fo:font-family="'Noto Sans Regular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20pt" style:font-size-complex="20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20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20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Noto Sans Regular" fo:font-family="'Noto Sans Regular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Noto Sans Black" fo:font-family="'Noto Sans Black'" style:font-family-generic="swiss" style:font-pitch="variable" fo:font-size="36pt" fo:font-style="normal" fo:text-shadow="none" style:text-underline-style="none" fo:font-weight="900" style:letter-kerning="true" style:font-size-asian="36pt" style:font-style-asian="normal" style:font-weight-asian="900" style:font-size-complex="36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style:text-properties style:use-window-font-color="true" fo:font-size="14pt" style:font-size-asian="14pt" style:font-size-complex="14pt"/>
    </style:style>
    <style:style style:name="MP10" style:family="paragraph">
      <loext:graphic-properties draw:fill="none" draw:fill-color="#ffffff"/>
      <style:text-properties style:use-window-font-color="true" fo:font-size="14pt" style:font-size-asian="14pt" style:font-size-complex="14pt"/>
    </style:style>
    <style:style style:name="MP11" style:family="paragraph">
      <style:paragraph-properties fo:text-align="end"/>
      <style:text-properties style:use-window-font-color="true"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style:use-window-font-color="true" fo:font-size="14pt" style:font-size-asian="14pt" style:font-size-complex="14pt"/>
    </style:style>
    <style:style style:name="MP13" style:family="paragraph">
      <loext:graphic-properties draw:fill="solid" draw:fill-color="#1abc9c"/>
      <style:paragraph-properties fo:text-align="center"/>
    </style:style>
    <style:style style:name="MP14" style:family="paragraph">
      <loext:graphic-properties draw:fill="none"/>
      <style:paragraph-properties fo:text-align="center"/>
    </style:style>
    <style:style style:name="MP15" style:family="paragraph">
      <style:text-properties fo:color="#000000" fo:font-size="14pt" style:font-size-asian="14pt" style:font-size-complex="14pt"/>
    </style:style>
    <style:style style:name="MP16" style:family="paragraph">
      <loext:graphic-properties draw:fill="none" draw:fill-color="#ffffff"/>
      <style:text-properties fo:color="#000000" fo:font-size="14pt" style:font-size-asian="14pt" style:font-size-complex="14pt"/>
    </style:style>
    <style:style style:name="MP17" style:family="paragraph">
      <style:paragraph-properties fo:text-align="end"/>
      <style:text-properties fo:color="#000000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 style:font-size-asian="14pt" style:font-size-complex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fo:font-size="14pt" style:font-size-asian="14pt" style:font-size-complex="14pt"/>
    </style:style>
    <style:style style:name="MT3" style:family="text">
      <style:text-properties fo:color="#00000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4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5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5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office:forms form:automatic-focus="false" form:apply-design-mode="false"/>
      <draw:custom-shape draw:style-name="Mgr3" draw:text-style-name="MP13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6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6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7" draw:text-style-name="MP14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8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9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9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0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0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20:22:09.176800857</meta:creation-date>
    <meta:editing-duration>PT22M55S</meta:editing-duration>
    <meta:editing-cycles>3</meta:editing-cycles>
    <meta:generator>LibreOffice/6.4.4.2$Linux_X86_64 LibreOffice_project/40$Build-2</meta:generator>
    <dc:title>Midnightblue</dc:title>
    <dc:date>2020-07-09T20:55:25.243833425</dc:date>
    <meta:document-statistic meta:object-count="65"/>
    <meta:template xlink:type="simple" xlink:actuate="onRequest" xlink:title="Midnightblue" xlink:href="../../../../../../../usr/lib/libreoffice/share/template/common/presnt/Midnightblue.otp" meta:date="2020-07-09T20:22:08.348306372"/>
  </office:meta>
</office:document-meta>
</file>